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32ed" officeooo:paragraph-rsid="001e32ed"/>
    </style:style>
    <style:style style:name="P2" style:family="paragraph" style:parent-style-name="Standard">
      <style:text-properties officeooo:rsid="001e32ed" officeooo:paragraph-rsid="001ff87d"/>
    </style:style>
    <style:style style:name="P3" style:family="paragraph" style:parent-style-name="Standard">
      <style:text-properties fo:font-style="normal" style:text-underline-style="none" officeooo:rsid="001e32ed" officeooo:paragraph-rsid="001e32ed" style:font-style-asian="normal" style:font-style-complex="normal"/>
    </style:style>
    <style:style style:name="P4" style:family="paragraph" style:parent-style-name="Standard">
      <style:text-properties fo:color="#ff3333" officeooo:rsid="001e32ed" officeooo:paragraph-rsid="001e32ed" fo:background-color="transparent"/>
    </style:style>
    <style:style style:name="P5" style:family="paragraph" style:parent-style-name="Standard">
      <style:text-properties officeooo:rsid="001ff87d" officeooo:paragraph-rsid="001ff87d"/>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officeooo:rsid="001ff87d"/>
    </style:style>
    <style:style style:name="T3" style:family="text">
      <style:text-properties fo:color="#ff3333" officeooo:rsid="001ff8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Introduction : </text:p>
      <text:p text:style-name="P1"><text:tab/></text:p>
      <text:p text:style-name="P1"><text:tab/>Dans le cadre de ce projet, nous avons du réaliser un solveur. </text:p>
      <text:p text:style-name="P1">Dans un premier temps, l'algorithme utilisé était un simple « backtracking », algorithme qui consiste a revenir en arrière lorsque l'on tombe sur une proposition qui n'est pas une solution. </text:p>
      <text:p text:style-name="P1">Par la suite, nous avons du implémenter deux algorithmes différents de « pruning », qui est une amélioration du backtracking dans la mesure ou l'algorithme traite les propositions de manière a éliminer plus rapidement une proposition qui ne mènerait qu'à un blocage.</text:p>
      <text:p text:style-name="P1">Dans ce rapport, nous vous détaillerons comment utiliser le solveur dans un premier temps, puis nous reviendrons sur nos choix de structure de données, avant de parler des différents algorithmes implémentés.</text:p>
      <text:p text:style-name="P1"/>
      <text:p text:style-name="P1">I) Utilisation du Solveur</text:p>
      <text:p text:style-name="P1"/>
      <text:p text:style-name="P1"><text:tab/><text:span text:style-name="T1">Problèmes :</text:span></text:p>
      <text:p text:style-name="P1"><text:span text:style-name="T1"/></text:p>
      <text:p text:style-name="P1"><text:tab/>Nous avons implémentés deux problèmes pour le solveur.</text:p>
      <text:p text:style-name="P1">Le premier est le problème dit des « N-Queens » qui consiste a placer N reines sur un jeu de dame de dimensions N*N, sans qu'aucune Reine ne puisse s'attaquer (les reines peuvent s'attaquer en diagonale, ligne ou colonne).</text:p>
      <text:p text:style-name="P1">Le deuxième est le problème du carré latin (« Latin Square »), qui consiste a placer une suite de nombres allant de 1 à N dans un tableau de dimension N*N sans que des chiffres identiques se retrouvent sur la même ligne ou la même colonne.</text:p>
      <text:p text:style-name="P1"/>
      <text:p text:style-name="P1"><text:tab/><text:span text:style-name="T1">Variation des règles :</text:span></text:p>
      <text:p text:style-name="P1"><text:span text:style-name="T1"/></text:p>
      <text:p text:style-name="P1"><text:tab/>Dans l'archive rendue, il y aura donc 2 fichiers : latinSquare_BaP.cpp et queens_BaP.cpp, qui exécuteront le solveur pour les deux types de problème. Afin de choisir le nombre de reines dans le premier problème, et l'entier final de la suite dans le deuxième, il faut modifier respectivement la valeurs des variables globales QUEENS_NUMBER et SIZE.</text:p>
      <text:p text:style-name="P1">Les domaines des problèmes seront ainsi créés et initialisés dynamiquement. Nous avons tenu à améliorer cet aspect la du solveur, car dans la première version, il était nécessaire de commenter et/ou <text:span text:style-name="T2">dé-commenter</text:span> beaucoup de lignes de codes pour changer simplement le nombre de reines.</text:p>
      <text:p text:style-name="P1"/>
      <text:p text:style-name="P4"><text:tab/><text:span text:style-name="T2">SCREENS #defines</text:span></text:p>
      <text:p text:style-name="P1"/>
      <text:p text:style-name="P1"><text:tab/><text:span text:style-name="T1">Exécution du solveur :</text:span></text:p>
      <text:p text:style-name="P1"><text:span text:style-name="T1"/></text:p>
      <text:p text:style-name="P3"><text:tab/><text:span text:style-name="T2">Lorsque le solveur se lance, il est affiché sur le terminal le nombre de domaines (nombre qui dépends de la règle choisie) ainsi que leur initialisation. Le terminal vous propose ensuite les 3 algorithmes implémentés pour résoudre le problème. Il est donc de possible de choisir en cours d’exécution quel algorithme utiliser. Une fois l'algorithme terminé, le terminal affiche le nombre de solutions ainsi que la première. Il est possible de continuer a voir des solutions en appuyant sur une touche puis « Entrée ». Tant que la saisie n'est pas la lettre « q », le terminal vous montrera la ou les prochaines solutions.</text:span></text:p>
      <text:p text:style-name="P3"/>
      <text:p text:style-name="P3"><text:tab/><text:span text:style-name="T3">SCREENS DU TERMINAL</text:span></text:p>
      <text:p text:style-name="P1"/>
      <text:p text:style-name="P1"/>
      <text:p text:style-name="P1"/>
      <text:p text:style-name="P1"/>
      <text:p text:style-name="P1"><text:soft-page-break/>II) Choix de structures</text:p>
      <text:p text:style-name="P1"/>
      <text:p text:style-name="P1"><text:tab/><text:span text:style-name="T2">Nous avons déjà détaillé nos choix de structures dans rapport de mi-rendu. Cette partie sera donc quasiment identique.</text:span></text:p>
      <text:p text:style-name="P2"/>
      <text:p text:style-name="P2"><text:tab/><text:span text:style-name="T2">Les domaines sont représentés par des List. Il est nécessaire de pouvoir accéder à n’importe quelle valeur du domaine et de pouvoir la copier et dans la structure List ces deux opérations se font en O(n). De plus, lorsque nous améliorerons l’algorithme pour qu’il effectue du pruning, il sera nécessaire de pouvoir supprimer grace a une valeur passée en paramètre, au lieu d'un indice, ce qui est pratique avec List.</text:span></text:p>
      <text:p text:style-name="P2"><text:span text:style-name="T2">Les nœuds sont représentés par des vector. La seule opération effectuée sur les nœuds est l’accès à ses valeurs. La structure vector permet cela en O(1).</text:span></text:p>
      <text:p text:style-name="P5">L’ensemble des variables n’est pas représenté par une structure. L’ensemble des</text:p>
      <text:p text:style-name="P5">variables étant supposé présenter des entiers triés par ordre croissant et correspondant toujours au nombre de domaines présents au sein d’un nœud, nous avons remarqué qu’il était plus simple de se contenter de prendre les indices des domaines contenus dans les nœuds. Ainsi la variable X 1 correspondra à l’indice du premier domaine contenu dans nœuds, autrement dit à l’indice de son domaine.</text:p>
      <text:p text:style-name="P5">L’ensemble de nœuds est représenté par une Pile. En effet on remarque qu’au sein de l’algorithme, on effectue uniquement des opérations d’ajout et de suppression sur cet ensemble, et ce toujours en tête. Une Pile est donc la structure toute indiquée pour cet ensemble.</text:p>
      <text:p text:style-name="P5">Les contraintes sont représentées directement par des fonctions au sein du code.</text:p>
      <text:p text:style-name="P1"/>
      <text:p text:style-name="P1">III) Différents algorithmes</text:p>
      <text:p text:style-name="P1"/>
      <text:p text:style-name="P1"><text:tab/>1) Simple backtracking</text:p>
      <text:p text:style-name="P1"/>
      <text:p text:style-name="P1"><text:tab/><text:tab/>Expliquer rapidement</text:p>
      <text:p text:style-name="P1"/>
      <text:p text:style-name="P1"><text:tab/>2) Look Ahead</text:p>
      <text:p text:style-name="P1"/>
      <text:p text:style-name="P1"><text:tab/><text:tab/>Expliquer rapidement</text:p>
      <text:p text:style-name="P1"/>
      <text:p text:style-name="P1"><text:tab/>3) Arc consistency based pruning</text:p>
      <text:p text:style-name="P1"/>
      <text:p text:style-name="P1"><text:tab/><text:tab/>Expliquer rapidement</text:p>
      <text:p text:style-name="P1"/>
      <text:p text:style-name="P1"><text:tab/>4) Comparatif des temps sur les 2 pb</text:p>
      <text:p text:style-name="P1"/>
      <text:p text:style-name="P1"><text:tab/><text:tab/>Relever temps faire un comparatif (graphique ?)</text:p>
      <text:p text:style-name="P1"/>
      <text:p text:style-name="P1">IV) Améliorations possibles (Conclusion ?)</text:p>
      <text:p text:style-name="P1"/>
      <text:p text:style-name="P1"><text:tab/>Possibilité de préciser a l'execution le nombre de reines, ou la taille, etc..</text:p>
      <text:p text:style-name="P1"><text:tab/>+ de Généricité, pattern Strategy</text:p>
      <text:p text:style-name="P1"><text:tab/>Optimisation des algorithmes</text:p>
      <text:p text:style-name="P1"><text:tab/>Ajout de problèmes</text:p>
      <text:p text:style-name="P1"><text:tab/>Ajout d'algorithmes de pru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7:28:47.795454956</meta:creation-date>
    <dc:date>2017-03-23T17:57:51.445330802</dc:date>
    <meta:editing-duration>PT10M52S</meta:editing-duration>
    <meta:editing-cycles>1</meta:editing-cycles>
    <meta:document-statistic meta:table-count="0" meta:image-count="0" meta:object-count="0" meta:page-count="2" meta:paragraph-count="41" meta:word-count="749" meta:character-count="4649" meta:non-whitespace-character-count="3908"/>
    <meta:generator>LibreOffice/5.0.3.2$Linux_X86_64 LibreOffice_project/00m0$Build-2</meta:generator>
  </office:meta>
</office:document-meta>
</file>